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ed14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Preformatted_20_Text" style:list-style-name="L2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officeooo:rsid="000fed14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0">
      <style:text-properties fo:font-weight="bold"/>
    </style:style>
    <style:style style:name="P16" style:family="paragraph" style:parent-style-name="Text_20_body" style:list-style-name="L11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s ist eine hervorragende Ergänzung für die Anleitung! Da die Schieberegler das Herzstück für die Qualität der Charts sind, habe ich die README um einen Abschnitt <text:span text:style-name="T1">"Feineinstellung der Schwierigkeitsgrade"</text:span> erweitert.</text:p>
      <text:p text:style-name="Text_20_body">Hier ist die aktualisierte Version deiner <text:span text:style-name="T1">README.md</text:span>:</text:p>
      <text:p text:style-name="Horizontal_20_Line"/>
      <text:h text:style-name="Heading_20_1" text:outline-level="1">🎸 Clone Hero Chart Master Pro</text:h>
      <text:p text:style-name="Text_20_body"><text:span text:style-name="T1">Version:</text:span> 1.1 (Custom Intensity Edition)</text:p>
      <text:p text:style-name="Horizontal_20_Line"/>
      <text:h text:style-name="Heading_20_2" text:outline-level="2">📖 Inhaltsverzeichnis</text:h>
      <text:list text:style-name="L7">
        <text:list-item>
          <text:p text:style-name="P11"><text:a xlink:type="simple" xlink:href="https://www.google.com/search?q=%23überblick" office:target-frame-name="_blank" xlink:show="new" text:style-name="Internet_20_link" text:visited-style-name="Visited_20_Internet_20_Link">Überblick</text:a></text:p>
        </text:list-item>
        <text:list-item>
          <text:p text:style-name="P11"><text:a xlink:type="simple" xlink:href="https://www.google.com/search?q=%23die-neuen-intensitäts-regler" office:target-frame-name="_blank" xlink:show="new" text:style-name="Internet_20_link" text:visited-style-name="Visited_20_Internet_20_Link">Die neuen Intensitäts-Regler</text:a></text:p>
        </text:list-item>
        <text:list-item>
          <text:p text:style-name="P11"><text:a xlink:type="simple" xlink:href="https://www.google.com/search?q=%23bedienungsanleitung" office:target-frame-name="_blank" xlink:show="new" text:style-name="Internet_20_link" text:visited-style-name="Visited_20_Internet_20_Link">Bedienungsanleitung</text:a></text:p>
        </text:list-item>
        <text:list-item>
          <text:p text:style-name="P11"><text:a xlink:type="simple" xlink:href="https://www.google.com/search?q=%23lizenz--copyright" office:target-frame-name="_blank" xlink:show="new" text:style-name="Internet_20_link" text:visited-style-name="Visited_20_Internet_20_Link">Lizenz &amp; Copyright</text:a></text:p>
        </text:list-item>
      </text:list>
      <text:p text:style-name="Horizontal_20_Line"/>
      <text:h text:style-name="Heading_20_2" text:outline-level="2">1. Überblick</text:h>
      <text:p text:style-name="Text_20_body">Der <text:span text:style-name="T1">CH Chart Master Pro</text:span> erstellt automatisch fehlende Schwierigkeitsgrade. In Version 1.1 hast du nun die volle Kontrolle darüber, wie stark die Songs vereinfacht werden sollen.</text:p>
      <text:p text:style-name="Horizontal_20_Line"/>
      <text:h text:style-name="Heading_20_2" text:outline-level="2">2. Die neuen Intensitäts-Regler</text:h>
      <text:p text:style-name="Text_20_body">In der Benutzeroberfläche findest du nun Schieberegler für jeden Schwierigkeitsgrad. Diese beeinflussen zwei Faktoren:</text:p>
      <text:h text:style-name="Heading_20_3" text:outline-level="3">⏱ Notendichte (Dichte)</text:h>
      <text:p text:style-name="Text_20_body">Dieser Regler bestimmt den Mindestabstand zwischen zwei Noten (in Ticks).</text:p>
      <text:list text:style-name="L8">
        <text:list-item>
          <text:p text:style-name="P12"><text:span text:style-name="T1">Niedriger Wert (z.B. 100):</text:span> Behält fast alle Noten bei. Der Song bleibt schnell und technisch.</text:p>
        </text:list-item>
        <text:list-item>
          <text:p text:style-name="P12"><text:span text:style-name="T1">Hoher Wert (z.B. 600):</text:span> Erzwingt mehr Pausen. Schnelle Läufe werden auf einzelne Grundschläge reduziert.</text:p>
        </text:list-item>
        <text:list-item>
          <text:p text:style-name="P12"><text:span text:style-name="T1">Empfehlung:</text:span> * <text:span text:style-name="T2">Hard:</text:span> 150</text:p>
          <text:list>
            <text:list-item>
              <text:p text:style-name="P12"><text:span text:style-name="T2">Medium:</text:span> 300</text:p>
            </text:list-item>
            <text:list-item>
              <text:p text:style-name="P12"><text:span text:style-name="T2">Easy:</text:span> 600</text:p>
            </text:list-item>
          </text:list>
        </text:list-item>
      </text:list>
      <text:h text:style-name="Heading_20_3" text:outline-level="3"><text:soft-page-break/>🎨 Max Tasten (Fret-Limit)</text:h>
      <text:p text:style-name="Text_20_body">Bestimmt, welche Farben im Spiel vorkommen dürfen.</text:p>
      <text:list text:style-name="L9">
        <text:list-item>
          <text:p text:style-name="P13"><text:span text:style-name="T1">0:</text:span> Nur Grün</text:p>
        </text:list-item>
        <text:list-item>
          <text:p text:style-name="P13"><text:span text:style-name="T1">1:</text:span> Grün &amp; Rot</text:p>
        </text:list-item>
        <text:list-item>
          <text:p text:style-name="P13"><text:span text:style-name="T1">2:</text:span> Grün, Rot &amp; Gelb</text:p>
        </text:list-item>
        <text:list-item>
          <text:p text:style-name="P13"><text:span text:style-name="T1">3:</text:span> Grün, Rot, Gelb &amp; Blau</text:p>
        </text:list-item>
        <text:list-item>
          <text:p text:style-name="P13"><text:span text:style-name="T1">4:</text:span> Alle Farben (inkl. Orange)</text:p>
        </text:list-item>
      </text:list>
      <text:p text:style-name="Horizontal_20_Line"/>
      <text:h text:style-name="Heading_20_2" text:outline-level="2">3. Bedienungsanleitung</text:h>
      <text:list text:style-name="L10">
        <text:list-item>
          <text:p text:style-name="P14"><text:span text:style-name="T1">Programm starten:</text:span> Öffne die <text:span text:style-name="Source_20_Text">main.py</text:span> oder die <text:span text:style-name="Source_20_Text">.exe</text:span>.</text:p>
        </text:list-item>
        <text:list-item>
          <text:p text:style-name="P14"><text:span text:style-name="T1">Einstellungen anpassen:</text:span> Stelle die Schieberegler so ein, wie du die Schwierigkeit empfindest.</text:p>
          <text:list>
            <text:list-item>
              <text:p text:style-name="P14"><text:span text:style-name="T2">Tipp:</text:span> Für sehr schnelle Metal-Songs schiebe die "Dichte" etwas weiter nach rechts!</text:p>
            </text:list-item>
          </text:list>
        </text:list-item>
        <text:list-item>
          <text:p text:style-name="P15">Modus wählen:</text:p>
          <text:list>
            <text:list-item>
              <text:p text:style-name="P14"><text:span text:style-name="T1">Bulk-Spiegelung:</text:span> Wähle deinen Quellordner.</text:p>
            </text:list-item>
            <text:list-item>
              <text:p text:style-name="P14"><text:span text:style-name="T1">JA (Spiegeln):</text:span> Erstellt eine komplette Kopie deiner Songs mit allen Dateien (Audio/Bilder) in einem neuen Zielordner. Sicherste Methode!</text:p>
            </text:list-item>
            <text:list-item>
              <text:p text:style-name="P14"><text:span text:style-name="T1">NEIN (Überschreiben):</text:span> Ersetzt die <text:span text:style-name="Source_20_Text">.chart</text:span> Dateien direkt in deinem aktuellen Songs-Verzeichnis.</text:p>
            </text:list-item>
          </text:list>
        </text:list-item>
        <text:list-item>
          <text:p text:style-name="P14"><text:span text:style-name="T1">Stoppen:</text:span> Falls du merkst, dass die Einstellungen nicht passen, klicke auf den roten <text:span text:style-name="T1">STOPP-Button</text:span>.</text:p>
        </text:list-item>
      </text:list>
      <text:p text:style-name="Horizontal_20_Line"/>
      <text:h text:style-name="Heading_20_2" text:outline-level="2">4. Lizenz &amp; Copyright</text:h>
      <text:p text:style-name="Text_20_body">Dieses Tool ist lizenziert unter der <text:span text:style-name="T1">Creative Commons Attribution-NonCommercial-ShareAlike 4.0 International (CC BY-NC-SA 4.0)</text:span>.</text:p>
      <text:list text:style-name="L11">
        <text:list-item>
          <text:p text:style-name="P16"><text:span text:style-name="T1">Namensnennung:</text:span> Du musst den Autor nennen.</text:p>
        </text:list-item>
        <text:list-item>
          <text:p text:style-name="P16"><text:span text:style-name="T1">Nicht-Kommerziell:</text:span> Du darfst das Tool nicht verkaufen.</text:p>
        </text:list-item>
        <text:list-item>
          <text:p text:style-name="P16"><text:span text:style-name="T1">Weitergabe unter gleichen Bedingungen:</text:span> Modifikationen am Code müssen unter der gleichen Lizenz geteilt werden.</text:p>
        </text:list-item>
      </text:list>
      <text:p text:style-name="Horizontal_20_Line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1T02:50:48.372151131</dc:date>
    <meta:editing-duration>PT16M1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1" meta:word-count="341" meta:character-count="2289" meta:non-whitespace-character-count="2014"/>
  </office:meta>
</office:document-meta>
</file>